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decb" officeooo:paragraph-rsid="0019decb"/>
    </style:style>
    <style:style style:name="P2" style:family="paragraph" style:parent-style-name="Standard">
      <style:text-properties officeooo:paragraph-rsid="0019decb"/>
    </style:style>
    <style:style style:name="P3" style:family="paragraph">
      <style:paragraph-properties fo:text-align="center"/>
    </style:style>
    <style:style style:name="T1" style:family="text">
      <style:text-properties officeooo:rsid="0019dec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decb" style:font-weight-asian="bold" style:font-weight-complex="bold"/>
    </style:style>
    <style:style style:name="T4" style:family="text">
      <style:text-properties fo:font-weight="bold" officeooo:rsid="001c28e8" style:font-weight-asian="bold" style:font-weight-complex="bol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 text:c="24"/><text:span text:style-name="T1">3 <text:s text:c="21"/>4 <text:s text:c="17"/>6</text:span></text:p>
      <text:p text:style-name="Standard"><draw:line text:anchor-type="paragraph" draw:z-index="0" draw:name="Shape1" draw:style-name="gr1" draw:text-style-name="P3" svg:x1="0.178cm" svg:y1="2.044cm" svg:x2="1.951cm" svg:y2="0.192cm"><text:p/></draw:line><draw:line text:anchor-type="paragraph" draw:z-index="2" draw:name="Shape3" draw:style-name="gr1" draw:text-style-name="P3" svg:x1="1.951cm" svg:y1="0.192cm" svg:x2="4.597cm" svg:y2="4.081cm"><text:p/></draw:line><draw:line text:anchor-type="paragraph" draw:z-index="3" draw:name="Shape4" draw:style-name="gr1" draw:text-style-name="P3" svg:x1="1.951cm" svg:y1="4.081cm" svg:x2="4.465cm" svg:y2="0.192cm"><text:p/></draw:line><draw:line text:anchor-type="paragraph" draw:z-index="4" draw:name="Shape5" draw:style-name="gr1" draw:text-style-name="P3" svg:x1="4.597cm" svg:y1="0.192cm" svg:x2="6.528cm" svg:y2="0.192cm"><text:p/></draw:line><draw:line text:anchor-type="paragraph" draw:z-index="6" draw:name="Shape7" draw:style-name="gr1" draw:text-style-name="P3" svg:x1="8.354cm" svg:y1="0.325cm" svg:x2="8.38cm" svg:y2="2.018cm"><text:p/></draw:line><draw:line text:anchor-type="paragraph" draw:z-index="10" draw:name="Shape11" draw:style-name="gr1" draw:text-style-name="P3" svg:x1="6.66cm" svg:y1="0.298cm" svg:x2="8.221cm" svg:y2="0.298cm"><text:p/></draw:line><draw:line text:anchor-type="paragraph" draw:z-index="11" draw:name="Shape12" draw:style-name="gr1" draw:text-style-name="P3" svg:x1="1.951cm" svg:y1="0.192cm" svg:x2="4.465cm" svg:y2="0.192cm"><text:p/></draw:line> <text:s text:c="16"/><text:span text:style-name="T3">1</text:span><text:span text:style-name="T1"> <text:s text:c="22"/></text:span><text:span text:style-name="T3">2</text:span><text:span text:style-name="T1"> <text:s text:c="16"/></text:span><text:span text:style-name="T4">9</text:span><text:span text:style-name="T1"> <text:s text:c="13"/></text:span><text:span text:style-name="T3">3 </text:span></text:p>
      <text:p text:style-name="P2"><text:s text:c="9"/><text:span text:style-name="T1">5</text:span></text:p>
      <text:p text:style-name="P2"><text:s text:c="21"/><text:span text:style-name="T1">1 <text:s text:c="56"/>4</text:span></text:p>
      <text:p text:style-name="P2"><text:s text:c="13"/></text:p>
      <text:p text:style-name="P1"><draw:line text:anchor-type="paragraph" draw:z-index="1" draw:name="Shape2" draw:style-name="gr1" draw:text-style-name="P3" svg:x1="0.152cm" svg:y1="0.335cm" svg:x2="1.845cm" svg:y2="2.081cm"><text:p/></draw:line><draw:line text:anchor-type="paragraph" draw:z-index="5" draw:name="Shape6" draw:style-name="gr1" draw:text-style-name="P3" svg:x1="6.608cm" svg:y1="2.134cm" svg:x2="8.328cm" svg:y2="0.203cm"><text:p/></draw:line><draw:line text:anchor-type="paragraph" draw:z-index="7" draw:name="Shape8" draw:style-name="gr1" draw:text-style-name="P3" svg:x1="8.327cm" svg:y1="2.002cm" svg:x2="8.327cm" svg:y2="0.388cm"><text:p/></draw:line><text:span text:style-name="T2">0</text:span> <text:s text:c="75"/><text:span text:style-name="T2">6</text:span></text:p>
      <text:p text:style-name="P1"><text:s text:c="23"/>6</text:p>
      <text:p text:style-name="P1"><text:s text:c="5"/>3 <text:s text:c="58"/>9 <text:s text:c="10"/>3</text:p>
      <text:p text:style-name="P1"/>
      <text:p text:style-name="P1"><draw:line text:anchor-type="paragraph" draw:z-index="8" draw:name="Shape9" draw:style-name="gr1" draw:text-style-name="P3" svg:x1="4.597cm" svg:y1="0.187cm" svg:x2="6.476cm" svg:y2="0.213cm"><text:p/></draw:line><draw:line text:anchor-type="paragraph" draw:z-index="9" draw:name="Shape10" draw:style-name="gr1" draw:text-style-name="P3" svg:x1="6.608cm" svg:y1="0.187cm" svg:x2="8.328cm" svg:y2="0.187cm"><text:p/></draw:line> <text:s text:c="16"/><text:span text:style-name="T2">7</text:span> <text:s text:c="21"/><text:span text:style-name="T2"><text:s/>8</text:span> <text:s text:c="16"/><text:span text:style-name="T2">5</text:span> <text:s text:c="14"/><text:span text:style-name="T2">4</text:span></text:p>
      <text:p text:style-name="P1"><text:s text:c="50"/>5 <text:s text:c="15"/>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02:17:34.566316477</meta:creation-date>
    <dc:date>2017-12-26T03:38:16.430595958</dc:date>
    <meta:editing-duration>PT48M1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1" meta:paragraph-count="10" meta:word-count="22" meta:character-count="570" meta:non-whitespace-character-count="22"/>
  </office:meta>
</office:document-meta>
</file>